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.794cm" fo:margin-right="0cm" fo:line-height="100%" fo:text-indent="-0.794cm" style:auto-text-indent="false"/>
    </style:style>
    <style:style style:name="P2" style:family="paragraph" style:parent-style-name="Text_20_body">
      <style:paragraph-properties fo:margin-left="0.794cm" fo:margin-right="0cm" fo:line-height="100%" fo:text-indent="-0.794cm" style:auto-text-indent="false"/>
    </style:style>
    <style:style style:name="T1" style:family="text">
      <style:text-properties fo:font-style="itali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www.harper-adams.ac.uk/university-life/library/study-skills/citing-and-referencing.cfm</text:p>
      <text:p text:style-name="P1"/>
      <text:p text:style-name="P1"/>
      <text:p text:style-name="P1">Anon.1997. <text:span text:style-name="T1">Nature's services: Societal dependence on natural ecosystems.</text:span> Washington, DC: Island Press.</text:p>
      <text:section text:style-name="Sect1" text:name="bib-output-html">
        <text:p text:style-name="P1">Anon.2014. <text:span text:style-name="T1">System of environmental-economic accounting 2012: Experimental ecosystem accounting.</text:span> New York: United Nations.</text:p>
        <text:p text:style-name="P1">Anon.2019. <text:span text:style-name="T1">Essentials of statistics in agricultural sciences.</text:span> Oakville, ON ; Palm Bay, Florida: Apple Academic Press.</text:p>
        <text:p text:style-name="P1">Austin, P.T., Hewett, E.W., Noiton, D.A. and Plummer, J.A. 1996. Cross pollination of ‘Sundrop’ apricot ( <text:span text:style-name="T1">prunus armeniaca</text:span> L.) by honeybees. <text:span text:style-name="T1">New Zealand Journal of Crop and Horticultural Science, </text:span>24 (3), pp. 287-294.</text:p>
        <text:p text:style-name="P1">Bartomeus, I., Gagic, V. and Bommarco, R. 2015. Pollinators, pests and soil properties interactively shape oilseed rape yield. <text:span text:style-name="T1">Basic and Applied Ecology, </text:span>16 (8), pp. 737-745.</text:p>
        <text:p text:style-name="P1">Birkhofer, K., Diehl, E., Andersson, J., Ekroos, J., FrÃ¼h-MÃ¼ller, A., Machnikowski, F., Mader, V.L., Nilsson, L., Sasaki, K., RundlÃ¶f, M., Wolters, V. and Smith, H.G. 2015. Ecosystem servicesâ€”current challenges and opportunities for ecological research. <text:span text:style-name="T1">Frontiers in Ecology and Evolution, </text:span>2 .</text:p>
        <text:p text:style-name="P1">Bos, M.M., Veddeler, D., Bogdanski, A.K., Klein, A., Tscharntke, T., Steffan-Dewenter, I. and Tylianakis, J.M. 2007. Caveats to quantifying ecosystem services: Fruit abortion blurs benefits from crop pollination. <text:span text:style-name="T1">Ecological Applications, </text:span>17 (6), pp. 1841-1849.</text:p>
        <text:p text:style-name="P1">Brittain, C., Kremen, C. and Klein, A. 2013. Biodiversity buffers pollination from changes in environmental conditions. <text:span text:style-name="T1">Global Change Biology, </text:span>19 (2), pp. 540-547.</text:p>
        <text:p text:style-name="P1">Cardinale, B.J., Duffy, J.E., Gonzalez, A., Hooper, D.U., Perrings, C., Venail, P., Narwani, A., Mace, G.M., Tilman, D., Wardle, D.A., Kinzig, A.P., Daily, G.C., Loreau, M., Grace, J.B., Larigauderie, A., Srivastava, D.S. and Naeem, S. 2012. Biodiversity loss and its impact on humanity. <text:span text:style-name="T1">Nature, </text:span>486 (7401), pp. 59-67.</text:p>
        <text:p text:style-name="P1">Carpenter, S.R., DeFries, R., Dietz, T., Mooney, H.A., Polasky, S., Reid, W.V. and Scholes, R.J. 2006. Millennium ecosystem assessment: Research needs. <text:span text:style-name="T1">Science, </text:span>314 (5797), pp. 257-258.</text:p>
        <text:p text:style-name="P1">Carpenter, S.R., Mooney, H.A., Agard, J., Capistrano, D., DeFries, R.S., Diaz, S., Dietz, T., Duraiappah, A.K., Oteng-Yeboah, A., Pereira, H.M., Perrings, C., Reid, W.V., Sarukhan, J., Scholes, R.J. and Whyte, A. 2009. Science for managing ecosystem services: Beyond the millennium ecosystem assessment. <text:span text:style-name="T1">Proceedings of the National Academy of Sciences, </text:span>106 (5), pp. 1305-1312.</text:p>
        <text:p text:style-name="P1">Costa, G., Testolin, R. and Vizzotto, G. 1993. Kiwifruit pollination: An unbiased estimate of wind and bee contribution. <text:span text:style-name="T1">New Zealand Journal of Crop and Horticultural Science, </text:span>21 (2), pp. 189-195.</text:p>
        <text:p text:style-name="P1">Costanza, R., d'Arge, R., de Groot, R., Farber, S., Grasso, M., Hannon, B., Limburg, K., Naeem, S., O'Neill, R.V., Paruelo, J., Raskin, R.G., Sutton, P. and van den Belt, M. 1997. The value of the world's ecosystem services and natural capital. <text:span text:style-name="T1">Nature, </text:span>387 (6630), pp. 253-260.</text:p>
        <text:p text:style-name="P1">Cullen, R. Ecosystem services on new zealand arable farms. pp. 16.</text:p>
        <text:p text:style-name="P1">Davis, M., Davis, K. J. and Dunagan, M. M. 2012. <text:span text:style-name="T1">Scientific papers and presentations.</text:span> Third edition ed. Amsterdam: Elsevier/AP.</text:p>
        <text:p text:style-name="P1"><text:soft-page-break/>de Groot, R.,S., Wilson, M.A. and Boumans, R.M.J. 2002. A typology for the classification, description and valuation of ecosystem functions, goods and services. <text:span text:style-name="T1">Ecological Economics, </text:span>41 (3), pp. 393-408.</text:p>
        <text:p text:style-name="P1">Doncaster, C.P. and Davey, A. J. H. 2007. <text:span text:style-name="T1">Analysis of variance and covariance: How to choose and construct models for the life sciences.</text:span> Cambridge: Cambridge University Press.</text:p>
        <text:p text:style-name="P1">Ehrlich, P.R. and Mooney, H.A. 1983. Extinction, substitution, and ecosystem services. <text:span text:style-name="T1">Bioscience, </text:span>33 (4), pp. 248-254.</text:p>
        <text:p text:style-name="P1">Fosang, A.J. and Colbran, R.J. 2015. Transparency is the key to quality. <text:span text:style-name="T1">Journal of Biological Chemistry, </text:span>290 (50), pp. 29692-29694.</text:p>
        <text:p text:style-name="P1">Gallai, N.and Vaissière, B.,E. 2009. <text:span text:style-name="T1">Guidelines for the economic valuation of pollination services at a national scale. </text:span>[Online]. Zotero. Available from: files/344/a-at523e.pdf.</text:p>
        <text:p text:style-name="P1">Garibaldi, L.A., Steffan-Dewenter, I., Winfree, R., Aizen, M.A., Bommarco, R., Cunningham, S.A., Kremen, C., Carvalheiro, L.G., Harder, L.D., Afik, O., Bartomeus, I., Benjamin, F., Boreux, V., Cariveau, D., Chacoff, N.P., Dudenhoffer, J.H., Freitas, B.M., Ghazoul, J., Greenleaf, S., Hipolito, J., Holzschuh, A., Howlett, B., Isaacs, R., Javorek, S.K., Kennedy, C.M., Krewenka, K.M., Krishnan, S., Mandelik, Y., Mayfield, M.M., Motzke, I., Munyuli, T., Nault, B.A., Otieno, M., Petersen, J., Pisanty, G., Potts, S.G., Rader, R., Ricketts, T.H., Rundlof, M., Seymour, C.L., Schuepp, C., Szentgyorgyi, H., Taki, H., Tscharntke, T., Vergara, C.H., Viana, B.F., Wanger, T.C., Westphal, C., Williams, N. and Klein, A.M. 2013. Wild pollinators enhance fruit set of crops regardless of honey bee abundance. <text:span text:style-name="T1">Science, </text:span>339 (6127), pp. 1608-1611.</text:p>
        <text:p text:style-name="P1">Goodwin, M. and Rural Industries Research and Development Corporation (Australia). 2012. <text:span text:style-name="T1">Pollination of crops in australia and new zealand.</text:span> Barton, A.C.T.: RIRDC.</text:p>
        <text:p text:style-name="P1">Herrera, C.M., Jordano, P., Guitián, J. and Traveset, A. 1998. Annual variability in seed production by woody plants and the masting concept: Reassessment of principles and relationship to pollination and seed dispersal. <text:span text:style-name="T1">The American Naturalist, </text:span>152 (4), pp. 576-594.</text:p>
        <text:p text:style-name="P1">Howlett, B.G., Walker, M.K., McCallum, J.A. and Teulon, D.A.J. 2009. Small flowervisiting arthropods in new zealand pak choi fields. <text:span text:style-name="T1">New Zealand Plant Protection, </text:span>62 pp. 86-91.</text:p>
        <text:p text:style-name="P1">Howlett, B.G., Walker, M.K., Newstrom-Lloyd, L., Donovan, B.J. and Teulon, D.A.J. 2009. Window traps and direct observations record similar arthropod flower visitor assemblages in two mass flowering crops. <text:span text:style-name="T1">Journal of Applied Entomology, </text:span>133 (7), pp. 553-564.</text:p>
        <text:p text:style-name="P1">IPBES. 2016. <text:span text:style-name="T1">The assessment report of the intergovernmental science-policy platform on biodiversity and ecosystem services on pollinators, pollination and food production. </text:span>[Online]. Zotero. Available from: files/709/individual_chapters_pollination_20170305.pdf.</text:p>
        <text:p text:style-name="P1">Klein, A.-., Steffan-Dewenter, I. and Tscharntke, T. 2003. Bee pollination and fruit set of coffea arabica and C. canephora (rubiaceae). <text:span text:style-name="T1">American Journal of Botany, </text:span>90 (1), pp. 153-157.</text:p>
        <text:p text:style-name="P1">Klein, A., Vaissière, B.,E., Cane, J.H., Steffan-Dewenter, I., Cunningham, S.A., Kremen, C. and Tscharntke, T. 2007. Importance of pollinators in changing landscapes for world crops. <text:span text:style-name="T1">Proceedings of the Royal Society B: Biological Sciences, </text:span>274 (1608), pp. 303-313.</text:p>
        <text:p text:style-name="P1">Kremen, C. and Ostfeld, R.S. A call to ecologists: Measuring, analyzing, and managing ecosystem services. pp. 9.</text:p>
        <text:p text:style-name="P1">Landcare Research New, Zealand Ltd. 2019. <text:span text:style-name="T1">LCDB v5.0 - land cover database version 5.0, mainland new zealand. </text:span>[Online]. LCDB_v50_NZ. Available from: <text:a xlink:type="simple" xlink:href="https://lris.scinfo.org.nz/layer/104400-lcdb-v50-land-cover-database-version-50-mainland-new-zealand/" office:target-frame-name="_blank" xlink:show="new" text:style-name="Internet_20_link" text:visited-style-name="Visited_20_Internet_20_Link">https://lris.scinfo.org.nz/layer/104400-lcdb-v50-land-cover-database-version-50-mainland-new-zealand/</text:a>.</text:p>
        <text:p text:style-name="P1"><text:soft-page-break/>Médiène, S., Valantin-Morison, M., Sarthou, J., de Tourdonnet, S., Gosme, M., Bertrand, M., Roger-Estrade, J., Aubertot, J., Rusch, A., Motisi, N., Pelosi, C. and Doré, T. 2011. Agroecosystem management and biotic interactions: A review. <text:span text:style-name="T1">Agronomy for Sustainable Development, </text:span>31 (3), pp. 491-514.</text:p>
        <text:p text:style-name="P1">Millennium, E.A. 2005. <text:span text:style-name="T1">Ecosystems and human well-being: Current state and trends.</text:span> Washington, DC: Island Press.</text:p>
        <text:p text:style-name="P1">Porto, R.G., de Almeida, R.F., Cruz-Neto, O., Tabarelli, M., Viana, B.F., Peres, C.A. and Lopes, A.V. 2020. Pollination ecosystem services: A comprehensive review of economic values, research funding and policy actions. <text:span text:style-name="T1">Food Security, </text:span>.</text:p>
        <text:p text:style-name="P1">Potts, S.G., Biesmeijer, J.C., Kremen, C., Neumann, P., Schweiger, O. and Kunin, W.E. 2010. Global pollinator declines: Trends, impacts and drivers. <text:span text:style-name="T1">Trends in Ecology &amp; Evolution, </text:span>25 (6), pp. 345-353.</text:p>
        <text:p text:style-name="P1">Potts, S.G., Imperatriz-Fonseca, V., Ngo, H.T., Aizen, M.A., Biesmeijer, J.C., Breeze, T.D., Dicks, L.V., Garibaldi, L.A., Hill, R., Settele, J. and Vanbergen, A.J. 2016. Safeguarding pollinators and their values to human well-being. <text:span text:style-name="T1">Nature, </text:span>540 (7632), pp. 220-229.</text:p>
        <text:p text:style-name="P1">Rader, R., Edwards, W., Westcott, D.A., Cunningham, S.A. and Howlett, B.G. 2013. Diurnal effectiveness of pollination by bees and flies in agricultural brassica rapa: Implications for ecosystem resilience. <text:span text:style-name="T1">Basic and Applied Ecology, </text:span>14 (1), pp. 20-27.</text:p>
        <text:p text:style-name="P1">Rader, R., Howlett, B.G., Cunningham, S.A., Westcott, D.A., Newstrom-Lloyd, L., Walker, M.K., Teulon, D.A.J. and Edwards, W. 2009. Alternative pollinator taxa are equally efficient but not as effective as the honeybee in a mass flowering crop. <text:span text:style-name="T1">Journal of Applied Ecology, </text:span>46 (5), pp. 1080-1087.</text:p>
        <text:p text:style-name="P1">Sandhu, H., Waterhouse, B., Boyer, S. and Wratten, S. 2016. Scarcity of ecosystem services: An experimental manipulation of declining pollination rates and its economic consequences for agriculture. <text:span text:style-name="T1">PeerJ, </text:span>4 pp. e2099.</text:p>
        <text:p text:style-name="P1">Stavert, J.R., Pattemore, D.E., Bartomeus, I., Gaskett, A.C. and Beggs, J.R. 2018. Exotic flies maintain pollination services as native pollinators decline with agricultural expansion. <text:span text:style-name="T1">Journal of Applied Ecology, </text:span>55 (4), pp. 1737-1746.</text:p>
        <text:p text:style-name="P1">Tamburini, G., Bommarco, R., Kleijn, D., van der Putten, Wim H. and Marini, L. 2019. Pollination contribution to crop yield is often context-dependent: A review of experimental evidence. <text:span text:style-name="T1">Agriculture, Ecosystems &amp; Environment, </text:span>280 pp. 16-23.</text:p>
        <text:p text:style-name="P1">Teare, M.D. 2016. Transparent reporting of research results in eLife. <text:span text:style-name="T1">eLife, </text:span>5 pp. e21070.</text:p>
        <text:p text:style-name="P1">Tuell, J.K. and Isaacs, R. 2010. Weather during bloom affects pollination and yield of highbush blueberry. <text:span text:style-name="T1">Journal of Economic Entomology, </text:span>103 (3), pp. 557-562.</text:p>
        <text:p text:style-name="P1">van den Belt, M. and Blake, D. 2014. Ecosystem services in new zealand agro-ecosystems: A literature review. <text:span text:style-name="T1">Ecosystem Services, </text:span>9 pp. 115-132.</text:p>
        <text:p text:style-name="P1">Vanbergen, A.J. and The Insect, P.I. 2013. Threats to an ecosystem service: Pressures on pollinators. <text:span text:style-name="T1">Frontiers in Ecology and the Environment, </text:span>11 (5), pp. 251-259.</text:p>
        <text:p text:style-name="P1">Walker, M.K., Howlett, B.G., McCallum, J.A., Wallace, A.R. and Teulon, D.A.J. 2009. Small arthropods as pollinators in a new zealand pak choi field trial. <text:span text:style-name="T1">New Zealand Plant Protection, </text:span>62 pp. 92-98.</text:p>
        <text:p text:style-name="P1">Weissgerber, T.L., Garcia-Valencia, O., Garovic, V.D., Milic, N.M. and Winham, S.J. 2018. Why we need to report more than 'data were analyzed by t-tests or ANOVA'. <text:span text:style-name="T1">eLife, </text:span>7 pp. e36163.</text:p>
        <text:p text:style-name="P1">Westman, W.E. 1977. How much are nature's services worth? <text:span text:style-name="T1">Science, </text:span>197 (4307), pp. 960-964.</text:p>
        <text:p text:style-name="P1"><text:soft-page-break/>Willmer, P. 2011. <text:span text:style-name="T1">Pollination and floral ecology.</text:span> Princeton, N.J: Princeton University Press.</text:p>
        <text:p text:style-name="P1">Wratten, S.D., Gillespie, M., Decourtye, A., Mader, E. and Desneux, N. 2012. Pollinator habitat enhancement: Benefits to other ecosystem services. <text:span text:style-name="T1">Agriculture, Ecosystems &amp; Environment, </text:span>159 pp. 112-122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 Thomas</meta:initial-creator>
    <meta:creation-date>2020-11-11T08:53:21.554969243</meta:creation-date>
    <dc:date>2020-11-11T08:55:48.865709373</dc:date>
    <dc:creator>Jen Thomas</dc:creator>
    <meta:editing-duration>PT45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4" meta:paragraph-count="50" meta:word-count="1457" meta:character-count="10338" meta:non-whitespace-character-count="8935"/>
  </office:meta>
</office:document-meta>
</file>